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5000002D5C7FA45F27C5F4C5D.png" manifest:media-type="image/png"/>
  <manifest:file-entry manifest:full-path="Pictures/1000000100000505000002D58DD17B5F29D9AD30.png" manifest:media-type="image/png"/>
  <manifest:file-entry manifest:full-path="Pictures/1000000100000505000002D559EDF70E2E37D403.png" manifest:media-type="image/png"/>
  <manifest:file-entry manifest:full-path="Pictures/1000000100000505000002D5191479C12EFE0356.png" manifest:media-type="image/png"/>
  <manifest:file-entry manifest:full-path="Pictures/1000000100000505000002D5ED670C1577FD3409.png" manifest:media-type="image/png"/>
  <manifest:file-entry manifest:full-path="Pictures/1000000100000505000002D5AF3C36C0C99E197B.png" manifest:media-type="image/png"/>
  <manifest:file-entry manifest:full-path="Pictures/1000000100000505000002D562B4A1C629FDAD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14cm" svg:height="15.749cm" svg:x="0.1cm" svg:y="0.001cm">
          <draw:image xlink:href="Pictures/1000000100000505000002D562B4A1C629FDAD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14cm" svg:height="15.749cm" svg:x="0.086cm" svg:y="0.101cm">
          <draw:image xlink:href="Pictures/1000000100000505000002D5AF3C36C0C99E19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14cm" svg:height="15.749cm" svg:x="0.086cm" svg:y="0.001cm">
          <draw:image xlink:href="Pictures/1000000100000505000002D5ED670C1577FD34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14cm" svg:height="15.749cm" svg:x="0.1cm" svg:y="0.1cm">
          <draw:image xlink:href="Pictures/1000000100000505000002D5191479C12EFE03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14cm" svg:height="15.749cm" svg:x="0.086cm" svg:y="0.101cm">
          <draw:image xlink:href="Pictures/1000000100000505000002D559EDF70E2E37D4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14cm" svg:height="15.749cm" svg:x="0.1cm" svg:y="0.051cm">
          <draw:image xlink:href="Pictures/1000000100000505000002D58DD17B5F29D9AD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14cm" svg:height="15.749cm" svg:x="0cm" svg:y="0.001cm">
          <draw:image xlink:href="Pictures/1000000100000505000002D5C7FA45F27C5F4C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4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30T19:37:33.789911172</meta:creation-date>
    <dc:date>2024-04-30T21:02:51.072257028</dc:date>
    <meta:editing-duration>PT42M14S</meta:editing-duration>
    <meta:editing-cycles>10</meta:editing-cycles>
    <meta:generator>LibreOffice/7.3.7.2$Linux_X86_64 LibreOffice_project/30$Build-2</meta:generator>
    <meta:document-statistic meta:object-count="42"/>
  </office:meta>
</office:document-meta>
</file>